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9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/>
          <table:table-cell table:style-name="ce175"/>
          <table:table-cell table:style-name="ce102" table:number-columns-repeated="2"/>
          <table:covered-table-cell table:style-name="ce10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2" table:number-columns-repeated="2"/>
          <table:table-cell table:style-name="ce10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2"/>
          <table:table-cell table:style-name="ce10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0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2" office:value-type="string" calcext:value-type="string">
            <text:p>Discord: 데크크래프트#4923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0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0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0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2" table:number-columns-repeated="2"/>
          <table:table-cell table:style-name="ce10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2"/>
          <table:table-cell table:style-name="ce10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2" table:number-columns-repeated="2"/>
          <table:table-cell table:style-name="ce10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2" office:value-type="string" calcext:value-type="string">
            <text:p><text:a xlink:href="https://twitter.com/LeeBbunsik" xlink:type="simple">https://twitter.com/LeeBbunsik</text:a></text:p>
          </table:table-cell>
          <table:table-cell table:style-name="ce10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2"/>
          <table:table-cell table:style-name="ce10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2" office:value-type="string" calcext:value-type="string">
            <text:p><text:a xlink:href="https://twitter.com/REDRAY_dev" xlink:type="simple">https://twitter.com/REDRAY_dev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82"/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2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2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2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2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2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2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2" office:value-type="string" calcext:value-type="string">
            <text:p><text:a xlink:href="https://twitter.com/Studio_Ly" xlink:type="simple">https://twitter.com/Studio_Ly</text:a>_</text:p>
          </table:table-cell>
          <table:table-cell table:style-name="ce102" office:value-type="string" calcext:value-type="string">
            <text:p><text:a xlink:href="https://twitter.com/lychoi2000" xlink:type="simple">https://twitter.com/lychoi2000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2" office:value-type="string" calcext:value-type="string">
            <text:p><text:a xlink:href="https://twitter.com/vonasoft7" xlink:type="simple">https://twitter.com/vonasoft7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9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8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24:43.372000000</dc:date>
    <meta:editing-duration>P2DT13H57M59S</meta:editing-duration>
    <meta:editing-cycles>1019</meta:editing-cycles>
    <meta:document-statistic meta:table-count="4" meta:cell-count="334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